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908cb4"/>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font-name="Times New Roman" officeooo:paragraph-rsid="008c3c1e"/>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20e8d" officeooo:paragraph-rsid="0085f2a6" style:font-weight-asian="normal" style:font-weight-complex="normal"/>
    </style:style>
    <style:style style:name="P21" style:family="paragraph" style:parent-style-name="Standard">
      <style:text-properties style:text-underline-style="none" fo:font-weight="normal" officeooo:rsid="0090debb" officeooo:paragraph-rsid="0090debb" style:font-weight-asian="normal" style:font-weight-complex="normal"/>
    </style:style>
    <style:style style:name="P22" style:family="paragraph" style:parent-style-name="Standard">
      <style:text-properties style:text-underline-style="none" fo:font-weight="normal" officeooo:rsid="0092219b" officeooo:paragraph-rsid="0092219b" style:font-weight-asian="normal" style:font-weight-complex="normal"/>
    </style:style>
    <style:style style:name="P23" style:family="paragraph" style:parent-style-name="Standard">
      <style:text-properties style:text-underline-style="none" fo:font-weight="normal" officeooo:rsid="008b75db" officeooo:paragraph-rsid="00976777" style:font-weight-asian="normal" style:font-weight-complex="normal"/>
    </style:style>
    <style:style style:name="P24"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9d22d0" style:font-weight-asian="bold" style:font-weight-complex="bold"/>
    </style:style>
    <style:style style:name="P27" style:family="paragraph" style:parent-style-name="Standard">
      <style:text-properties fo:font-style="italic" officeooo:paragraph-rsid="0085f2a6" style:font-style-asian="italic" style:font-style-complex="italic"/>
    </style:style>
    <style:style style:name="P28" style:family="paragraph" style:parent-style-name="Standard">
      <style:text-properties fo:font-style="italic" style:text-underline-style="none" fo:font-weight="normal" officeooo:rsid="0092219b" officeooo:paragraph-rsid="0092219b" style:font-style-asian="italic" style:font-weight-asian="normal" style:font-style-complex="italic" style:font-weight-complex="normal"/>
    </style:style>
    <style:style style:name="P29" style:family="paragraph" style:parent-style-name="Standard">
      <style:text-properties fo:font-style="normal" officeooo:rsid="008be6d7" officeooo:paragraph-rsid="009d22d0" style:font-style-asian="normal" style:font-style-complex="normal"/>
    </style:style>
    <style:style style:name="P30" style:family="paragraph" style:parent-style-name="Standard" style:list-style-name="L1">
      <style:text-properties officeooo:paragraph-rsid="009b673a"/>
    </style:style>
    <style:style style:name="P31" style:family="paragraph" style:parent-style-name="Standard" style:list-style-name="L1">
      <style:text-properties style:text-underline-style="none" fo:font-weight="normal" officeooo:rsid="007cf309" officeooo:paragraph-rsid="0095aff4" style:font-weight-asian="normal" style:font-weight-complex="normal"/>
    </style:style>
    <style:style style:name="P32" style:family="paragraph" style:parent-style-name="Standard" style:list-style-name="L2">
      <style:text-properties style:text-underline-style="none" fo:font-weight="normal" officeooo:rsid="007cf309" officeooo:paragraph-rsid="00976777" style:font-weight-asian="normal" style:font-weight-complex="normal"/>
    </style:style>
    <style:style style:name="P33" style:family="paragraph" style:parent-style-name="Standard" style:list-style-name="L2">
      <style:text-properties style:text-underline-style="none" fo:font-weight="normal" officeooo:rsid="007cf309" officeooo:paragraph-rsid="0098a756" style:font-weight-asian="normal" style:font-weight-complex="normal"/>
    </style:style>
    <style:style style:name="P34" style:family="paragraph" style:parent-style-name="Standard" style:list-style-name="L2">
      <style:text-properties style:text-underline-style="none" fo:font-weight="normal" officeooo:rsid="007cf309" officeooo:paragraph-rsid="009978ae" style:font-weight-asian="normal" style:font-weight-complex="normal"/>
    </style:style>
    <style:style style:name="P35" style:family="paragraph" style:parent-style-name="Standard">
      <style:text-properties style:text-underline-style="none" fo:font-weight="normal" officeooo:rsid="0092219b" officeooo:paragraph-rsid="0092219b" style:font-weight-asian="normal" style:font-weight-complex="normal"/>
    </style:style>
    <style:style style:name="P36" style:family="paragraph" style:parent-style-name="Standard" style:list-style-name="L2">
      <style:text-properties officeooo:paragraph-rsid="0098a756"/>
    </style:style>
    <style:style style:name="P37" style:family="paragraph" style:parent-style-name="Standard" style:list-style-name="L2">
      <style:text-properties officeooo:paragraph-rsid="009978ae"/>
    </style:style>
    <style:style style:name="P38" style:family="paragraph" style:parent-style-name="Standard" style:list-style-name="L3">
      <style:text-properties fo:font-style="normal" officeooo:rsid="008be6d7" officeooo:paragraph-rsid="009d22d0" style:font-style-asian="normal" style:font-style-complex="normal"/>
    </style:style>
    <style:style style:name="P39" style:family="paragraph" style:parent-style-name="Standard" style:list-style-name="L3">
      <style:text-properties fo:font-style="normal" style:text-underline-style="none" fo:font-weight="normal" officeooo:rsid="008be6d7" officeooo:paragraph-rsid="009d22d0" style:font-style-asian="normal" style:font-weight-asian="normal" style:font-style-complex="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fo:font-weight="normal" officeooo:rsid="00994a39" style:font-weight-asian="normal" style:font-weight-complex="normal"/>
    </style:style>
    <style:style style:name="T16" style:family="text">
      <style:text-properties officeooo:rsid="007c68e3"/>
    </style:style>
    <style:style style:name="T17" style:family="text">
      <style:text-properties officeooo:rsid="007cf309"/>
    </style:style>
    <style:style style:name="T18" style:family="text">
      <style:text-properties officeooo:rsid="00800b4e"/>
    </style:style>
    <style:style style:name="T19" style:family="text">
      <style:text-properties officeooo:rsid="0082f865"/>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93e56"/>
    </style:style>
    <style:style style:name="T24" style:family="text">
      <style:text-properties officeooo:rsid="0089cba4"/>
    </style:style>
    <style:style style:name="T25" style:family="text">
      <style:text-properties officeooo:rsid="008aeaed"/>
    </style:style>
    <style:style style:name="T26" style:family="text">
      <style:text-properties officeooo:rsid="008c0e4f"/>
    </style:style>
    <style:style style:name="T27" style:family="text">
      <style:text-properties officeooo:rsid="008b1937"/>
    </style:style>
    <style:style style:name="T28" style:family="text">
      <style:text-properties officeooo:rsid="008ffc32"/>
    </style:style>
    <style:style style:name="T29" style:family="text">
      <style:text-properties officeooo:rsid="0090debb"/>
    </style:style>
    <style:style style:name="T30" style:family="text">
      <style:text-properties style:text-underline-style="none" fo:font-weight="normal" officeooo:rsid="007cf309" style:font-weight-asian="normal" style:font-weight-complex="normal"/>
    </style:style>
    <style:style style:name="T31" style:family="text">
      <style:text-properties style:text-underline-style="none" fo:font-weight="normal" officeooo:rsid="0095aff4" style:font-weight-asian="normal" style:font-weight-complex="normal"/>
    </style:style>
    <style:style style:name="T32" style:family="text">
      <style:text-properties style:text-underline-style="none" fo:font-weight="normal" officeooo:rsid="00976777" style:font-weight-asian="normal" style:font-weight-complex="normal"/>
    </style:style>
    <style:style style:name="T33" style:family="text">
      <style:text-properties style:text-underline-style="none" fo:font-weight="normal" officeooo:rsid="0098a756" style:font-weight-asian="normal" style:font-weight-complex="normal"/>
    </style:style>
    <style:style style:name="T34" style:family="text">
      <style:text-properties officeooo:rsid="00976777"/>
    </style:style>
    <style:style style:name="T35" style:family="text">
      <style:text-properties officeooo:rsid="0088879f"/>
    </style:style>
    <style:style style:name="T36" style:family="text">
      <style:text-properties officeooo:rsid="008be6d7"/>
    </style:style>
    <style:style style:name="T37" style:family="text">
      <style:text-properties officeooo:rsid="009d22d0"/>
    </style:style>
    <style:style style:name="T38" style:family="text">
      <style:text-properties officeooo:rsid="009e7198"/>
    </style:style>
    <style:style style:name="T39" style:family="text">
      <style:text-properties fo:font-style="italic" style:font-style-asian="italic" style:font-style-complex="italic"/>
    </style:style>
    <style:style style:name="T40" style:family="text">
      <style:text-properties officeooo:rsid="009ec372"/>
    </style:style>
    <style:style style:name="T41" style:family="text">
      <style:text-properties officeooo:rsid="009f99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text:span text:style-name="T29">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6">(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7">Exam </text:span>Date:</text:p>
          </table:table-cell>
          <table:table-cell table:style-name="Table1.A1" office:value-type="string">
            <text:p text:style-name="P5">1<text:span text:style-name="T18">1</text:span> <text:span text:style-name="T29">Mar</text:span> 2025</text:p>
          </table:table-cell>
        </table:table-row>
      </table:table>
      <text:p text:style-name="P2"/>
      <text:p text:style-name="P9"><text:span text:style-name="T3">General </text:span><text:span text:style-name="T5">Instructions: </text:span><text:span text:style-name="T13">Print</text:span><text:span text:style-name="T4"> </text:span><text:span text:style-name="T10">your name in the upper right-hand corner </text:span><text:span text:style-name="T15">of this paper</text:span><text:span text:style-name="T10">. </text:span><text:span text:style-name="T11">Read each item carefully. Be sure that you understand exactly what is being asked of you. </text:span><text:span text:style-name="T12">Begin your answers on the backside of this paper </text:span><text:span text:style-name="T15">if possible </text:span><text:span text:style-name="T14">and a</text:span><text:span text:style-name="T12">dd extra sheets of paper as needed. Be sure to write your name on any </text:span><text:span text:style-name="T15">and all </text:span><text:span text:style-name="T12">extra sheets of paper. </text:span><text:span text:style-name="T14">S</text:span><text:span text:style-name="T12">taple all exam papers together when you are finished.</text:span></text:p>
      <text:p text:style-name="P14"/>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16">This is a closed book exam; <text:span text:style-name="T37">however, you may bring one (1) 8in. x 11 in. ¨cheat sheet” to the exam. </text:span><text:span text:style-name="T23">Attempt to answer all questions, </text:span><text:span text:style-name="T26">eve</text:span><text:span text:style-name="T23">n if you are uncertain. Whenever possible, provide answers in bullet list format with complete content. </text:span><text:span text:style-name="T24">Tasks will be evaluated by sub-tasks. Three (3) points are available for each sub-task: Accuracy </text:span><text:span text:style-name="T25">(</text:span><text:span text:style-name="T24">1 pt), Completeness (1 pt), and Sufficiency (1 pt). </text:span><text:span text:style-name="T25">Points will be awarded in 0.1 increments. </text:span><text:span text:style-name="T27">Answer in English unless requested to do </text:span><text:span text:style-name="T28">so</text:span><text:span text:style-name="T27"> otherwise.</text:span></text:p>
      <text:p text:style-name="P7"/>
      <text:p text:style-name="P7"/>
      <text:p text:style-name="P25">Task 1 <text:span text:style-name="T25">(6 pts)</text:span></text:p>
      <text:p text:style-name="P22">Translate the following into Spanish:</text:p>
      <text:p text:style-name="P22"/>
      <text:p text:style-name="P28">A Standard Operating Procedure (SOP) is a set of written instructions that document a</text:p>
      <text:p text:style-name="P28">routine or repetitive activity followed by an organization. The development and use of SOPs are</text:p>
      <text:p text:style-name="P28">an integral part of a successful quality system as it provides individuals with the information to</text:p>
      <text:p text:style-name="P28">perform a job properly, and facilitates consistency in the quality and integrity of a product or</text:p>
      <text:p text:style-name="P28">end-result. The term “SOP” may not always be appropriate and terms such as protocols,</text:p>
      <text:p text:style-name="P28">instructions, worksheets, and laboratory operating procedures may also be used. For this</text:p>
      <text:p text:style-name="P28">document “SOP” will be used. </text:p>
      <text:p text:style-name="P28"/>
      <text:p text:style-name="P28">SOPs detail the regularly recurring work processes that are to be conducted or followed</text:p>
      <text:p text:style-name="P28">within an organization. They document the way activities are to be performed to facilitate</text:p>
      <text:p text:style-name="P28">consistent conformance to technical and quality system requirements and to support data quality.</text:p>
      <text:p text:style-name="P28">They may describe, for example, fundamental programmatic actions and technical actions such</text:p>
      <text:p text:style-name="P28">as analytical processes, and processes for maintaining, calibrating, and using equipment. SOPs</text:p>
      <text:p text:style-name="P28">are intended to be specific to the organization or facility whose activities are described and assist</text:p>
      <text:p text:style-name="P28">that organization to maintain their quality control and quality assurance processes and ensure</text:p>
      <text:p text:style-name="P28">compliance with governmental regulations.</text:p>
      <text:p text:style-name="P20"/>
      <text:p text:style-name="P20"/>
      <text:p text:style-name="P20"/>
      <text:p text:style-name="P20"/>
      <text:p text:style-name="P25"><text:soft-page-break/>Task <text:span text:style-name="T21">2 </text:span><text:span text:style-name="T25">(</text:span><text:span text:style-name="T26">6</text:span><text:span text:style-name="T25"> pts)</text:span></text:p>
      <text:p text:style-name="P22">Translate the following into Spanish:</text:p>
      <text:p text:style-name="P22"/>
      <text:p text:style-name="P28">Each organization should develop a numbering system to systematically identify and</text:p>
      <text:p text:style-name="P28">label their SOPs, and the document control should be described in its Quality Management Plan.</text:p>
      <text:p text:style-name="P28">Generally, each page of an SOP should have control documentation notation, similar to that</text:p>
      <text:p text:style-name="P28">illustrated below. A short title and identification (ID) number can serve as a reference</text:p>
      <text:p text:style-name="P28">designation. The revision number and date are very useful in identifying the SOP in use when</text:p>
      <text:p text:style-name="P28">reviewing historical data and is critical when the need for evidentiary records is involved and</text:p>
      <text:p text:style-name="P28">when the activity is being reviewed. When the number of pages is indicated, the user can</text:p>
      <text:p text:style-name="P28">quickly check if the SOP is complete. Generally this type of document control notation is</text:p>
      <text:p text:style-name="P22"><text:span text:style-name="T39">located in the upper right-hand corner of each document page following the title page.</text:span></text:p>
      <text:p text:style-name="P27"/>
      <text:p text:style-name="P27">Technical SOPs can be written for a wide variety of activities. Examples are SOPs</text:p>
      <text:p text:style-name="P27">instructing the user how to perform a specific analytical method to be followed in the laboratory</text:p>
      <text:p text:style-name="P27">or field (such as field testing using an immunoassay kit), or how to collect a sample in order to</text:p>
      <text:p text:style-name="P27">preserve the sample integrity and representativeness (such as <text:s/>collection of samples for future</text:p>
      <text:p text:style-name="P27">analysis of volatile organic compounds or trace metals), or how to conduct a bioassessment of a</text:p>
      <text:p text:style-name="P27">freshwater site. Technical SOPs are also needed to cover activities such as data processing and</text:p>
      <text:p text:style-name="P27">evaluation (including verification and validation), modeling, risk assessment, and auditing of</text:p>
      <text:p text:style-name="P27">equipment operation.</text:p>
      <text:p text:style-name="P27"/>
      <text:p text:style-name="P19"/>
      <text:p text:style-name="P24">Task <text:span text:style-name="T40">3</text:span><text:span text:style-name="T19"> </text:span><text:span text:style-name="T25">(6 pts)</text:span></text:p>
      <text:p text:style-name="P18">Answer and/or summarize the following:</text:p>
      <text:list xml:id="list580154962" text:style-name="L1">
        <text:list-item>
          <text:p text:style-name="P31"><text:span text:style-name="T40">What is</text:span> a Standard Operating Procedure (SOP)?</text:p>
        </text:list-item>
        <text:list-item>
          <text:p text:style-name="P31">Why are SOPs written? What is their purpose?</text:p>
        </text:list-item>
        <text:list-item>
          <text:p text:style-name="P31">What are the organizational benefits from using SOPs?</text:p>
        </text:list-item>
        <text:list-item>
          <text:p text:style-name="P31">Who should write SOPs?</text:p>
        </text:list-item>
        <text:list-item>
          <text:p text:style-name="P31">What should be the technical level of <text:span text:style-name="T41">information in </text:span>an SOP? Why?</text:p>
        </text:list-item>
        <text:list-item>
          <text:p text:style-name="P30"><text:span text:style-name="T31">W</text:span><text:span text:style-name="T30">hat is document control?</text:span></text:p>
        </text:list-item>
      </text:list>
      <text:p text:style-name="P21"/>
      <text:p text:style-name="P21"/>
      <text:p text:style-name="P24">Task <text:span text:style-name="T40">4</text:span><text:span text:style-name="T20"> </text:span><text:span text:style-name="T25">(6 pts)</text:span></text:p>
      <text:p text:style-name="P23">Translate the following <text:span text:style-name="T34">technical </text:span>terms into <text:span text:style-name="T38">Spanish </text:span><text:s/>and provide definitions of the terms in both English and Spanish:</text:p>
      <text:p text:style-name="P23"/>
      <text:list xml:id="list3278378691" text:style-name="L2">
        <text:list-item>
          <text:p text:style-name="P32">analytical method</text:p>
        </text:list-item>
        <text:list-item>
          <text:p text:style-name="P32">archival</text:p>
        </text:list-item>
        <text:list-item>
          <text:p text:style-name="P32">calibration</text:p>
        </text:list-item>
        <text:list-item>
          <text:p text:style-name="P32">certification</text:p>
        </text:list-item>
        <text:list-item>
          <text:p text:style-name="P32">compliance</text:p>
        </text:list-item>
        <text:list-item>
          <text:p text:style-name="P32">conformance</text:p>
        </text:list-item>
        <text:list-item>
          <text:p text:style-name="P32">corrective action</text:p>
        </text:list-item>
        <text:list-item>
          <text:p text:style-name="P32">degradation</text:p>
        </text:list-item>
        <text:list-item>
          <text:p text:style-name="P32">deliverable</text:p>
        </text:list-item>
        <text:list-item>
          <text:p text:style-name="P32"><text:soft-page-break/>document status</text:p>
        </text:list-item>
        <text:list-item>
          <text:p text:style-name="P32">functional programmatic procedure</text:p>
        </text:list-item>
        <text:list-item>
          <text:p text:style-name="P33">protocol</text:p>
        </text:list-item>
        <text:list-item>
          <text:p text:style-name="P36"><text:span text:style-name="T30">Quality Assu</text:span><text:span text:style-name="T32">r</text:span><text:span text:style-name="T30">ance (QA)</text:span></text:p>
        </text:list-item>
        <text:list-item>
          <text:p text:style-name="P33">Quality Control (QC)</text:p>
        </text:list-item>
        <text:list-item>
          <text:p text:style-name="P33">regulatory</text:p>
        </text:list-item>
        <text:list-item>
          <text:p text:style-name="P33">replicates</text:p>
        </text:list-item>
        <text:list-item>
          <text:p text:style-name="P33">risk assessment</text:p>
        </text:list-item>
        <text:list-item>
          <text:p text:style-name="P33">specimen</text:p>
        </text:list-item>
        <text:list-item>
          <text:p text:style-name="P34"><text:span text:style-name="T34">stakeholder </text:span>“buy-in”</text:p>
        </text:list-item>
        <text:list-item>
          <text:p text:style-name="P34">troubleshooting</text:p>
        </text:list-item>
        <text:list-item>
          <text:p text:style-name="P37"><text:span text:style-name="T30">validat</text:span><text:span text:style-name="T33">ion</text:span></text:p>
        </text:list-item>
      </text:list>
      <text:p text:style-name="P17"/>
      <text:p text:style-name="P26">Task <text:span text:style-name="T40">5</text:span><text:span text:style-name="T35"> </text:span><text:span text:style-name="T36">(Extra Credit)</text:span></text:p>
      <text:p text:style-name="P29">Answer the following:</text:p>
      <text:list xml:id="list1694278008" text:style-name="L3">
        <text:list-item>
          <text:p text:style-name="P38">What is a Version Control System (VCS) and why is <text:s/>version control an important part of a complete, records management system?</text:p>
        </text:list-item>
        <text:list-item>
          <text:p text:style-name="P39">Define and explain the follow acronyms in relation to modern-day translation: API, LLM, GPT, SDK, 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5T12:11:18.681675577</dc:date>
    <meta:editing-duration>PT11H38M54S</meta:editing-duration>
    <meta:editing-cycles>100</meta:editing-cycles>
    <meta:generator>LibreOffice/7.3.7.2$Linux_X86_64 LibreOffice_project/30$Build-2</meta:generator>
    <meta:document-statistic meta:table-count="1" meta:image-count="1" meta:object-count="0" meta:page-count="3" meta:paragraph-count="83" meta:word-count="849" meta:character-count="5172" meta:non-whitespace-character-count="4431"/>
  </office:meta>
</office:document-meta>
</file>